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e24f" officeooo:paragraph-rsid="0011e24f"/>
    </style:style>
    <style:style style:name="P2" style:family="paragraph" style:parent-style-name="Standard">
      <style:text-properties fo:font-weight="bold" officeooo:rsid="0011e24f" officeooo:paragraph-rsid="0013b2f2" style:font-weight-asian="bold" style:font-weight-complex="bold"/>
    </style:style>
    <style:style style:name="P3" style:family="paragraph" style:parent-style-name="Standard">
      <style:paragraph-properties fo:text-align="justify" style:justify-single-word="false"/>
      <style:text-properties fo:font-weight="normal" officeooo:rsid="0018551e" officeooo:paragraph-rsid="0018551e" style:font-weight-asian="normal" style:font-weight-complex="normal"/>
    </style:style>
    <style:style style:name="P4" style:family="paragraph" style:parent-style-name="Standard">
      <style:paragraph-properties fo:text-align="justify" style:justify-single-word="false"/>
      <style:text-properties fo:font-weight="normal" officeooo:rsid="001b5b6a" officeooo:paragraph-rsid="001b5b6a" style:font-weight-asian="normal" style:font-weight-complex="normal"/>
    </style:style>
    <style:style style:name="P5" style:family="paragraph" style:parent-style-name="Standard">
      <style:paragraph-properties fo:text-align="justify" style:justify-single-word="false"/>
      <style:text-properties fo:font-weight="normal" officeooo:rsid="00172c21" officeooo:paragraph-rsid="001e68c4" style:font-weight-asian="normal" style:font-weight-complex="normal"/>
    </style:style>
    <style:style style:name="P6" style:family="paragraph" style:parent-style-name="Standard">
      <style:paragraph-properties fo:text-align="justify" style:justify-single-word="false"/>
      <style:text-properties fo:font-weight="normal" officeooo:rsid="0013b2f2" officeooo:paragraph-rsid="001e68c4" style:font-weight-asian="normal" style:font-weight-complex="normal"/>
    </style:style>
    <style:style style:name="P7" style:family="paragraph" style:parent-style-name="Standard">
      <style:paragraph-properties fo:text-align="justify" style:justify-single-word="false"/>
      <style:text-properties fo:font-weight="normal" officeooo:rsid="001a08fa" officeooo:paragraph-rsid="001e68c4" style:font-weight-asian="normal" style:font-weight-complex="normal"/>
    </style:style>
    <style:style style:name="P8" style:family="paragraph" style:parent-style-name="Standard">
      <style:text-properties officeooo:rsid="001a08fa" officeooo:paragraph-rsid="001a08fa"/>
    </style:style>
    <style:style style:name="P9" style:family="paragraph" style:parent-style-name="Standard">
      <style:paragraph-properties fo:text-align="justify" style:justify-single-word="false"/>
      <style:text-properties officeooo:rsid="0012dc85" officeooo:paragraph-rsid="0022d4d4"/>
    </style:style>
    <style:style style:name="P10" style:family="paragraph" style:parent-style-name="Standard">
      <style:paragraph-properties fo:text-align="justify" style:justify-single-word="false"/>
      <style:text-properties fo:font-weight="normal" officeooo:rsid="00172c21" officeooo:paragraph-rsid="0027bd64" style:font-weight-asian="normal" style:font-weight-complex="normal"/>
    </style:style>
    <style:style style:name="P11" style:family="paragraph" style:parent-style-name="Standard">
      <style:paragraph-properties fo:text-align="justify" style:justify-single-word="false"/>
      <style:text-properties fo:font-weight="normal" officeooo:rsid="002559b8" officeooo:paragraph-rsid="00270cf1" style:font-weight-asian="normal" style:font-weight-complex="normal"/>
    </style:style>
    <style:style style:name="P12" style:family="paragraph" style:parent-style-name="Standard">
      <style:paragraph-properties fo:text-align="justify" style:justify-single-word="false"/>
      <style:text-properties fo:font-weight="normal" officeooo:rsid="00270cf1" officeooo:paragraph-rsid="00270cf1" style:font-weight-asian="normal" style:font-weight-complex="normal"/>
    </style:style>
    <style:style style:name="P13" style:family="paragraph" style:parent-style-name="Standard">
      <style:paragraph-properties fo:text-align="justify" style:justify-single-word="false"/>
      <style:text-properties fo:font-weight="normal" officeooo:rsid="00270cf1" officeooo:paragraph-rsid="0027bd64"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377bc" style:font-weight-asian="normal" style:font-weight-complex="normal"/>
    </style:style>
    <style:style style:name="T3" style:family="text">
      <style:text-properties fo:font-weight="normal" officeooo:rsid="00137b3c" style:font-weight-asian="normal" style:font-weight-complex="normal"/>
    </style:style>
    <style:style style:name="T4" style:family="text">
      <style:text-properties fo:font-weight="normal" officeooo:rsid="0013b2f2" style:font-weight-asian="normal" style:font-weight-complex="normal"/>
    </style:style>
    <style:style style:name="T5" style:family="text">
      <style:text-properties fo:font-weight="normal" officeooo:rsid="00172c21" style:font-weight-asian="normal" style:font-weight-complex="normal"/>
    </style:style>
    <style:style style:name="T6" style:family="text">
      <style:text-properties fo:font-weight="normal" officeooo:rsid="001840a0" style:font-weight-asian="normal" style:font-weight-complex="normal"/>
    </style:style>
    <style:style style:name="T7" style:family="text">
      <style:text-properties fo:font-weight="normal" officeooo:rsid="001e68c4" style:font-weight-asian="normal" style:font-weight-complex="normal"/>
    </style:style>
    <style:style style:name="T8" style:family="text">
      <style:text-properties fo:font-weight="normal" officeooo:rsid="00205a1a" style:font-weight-asian="normal" style:font-weight-complex="normal"/>
    </style:style>
    <style:style style:name="T9" style:family="text">
      <style:text-properties fo:font-weight="normal" officeooo:rsid="0022d4d4" style:font-weight-asian="normal" style:font-weight-complex="normal"/>
    </style:style>
    <style:style style:name="T10" style:family="text">
      <style:text-properties officeooo:rsid="001e68c4"/>
    </style:style>
    <style:style style:name="T11" style:family="text">
      <style:text-properties officeooo:rsid="00270cf1"/>
    </style:style>
    <style:style style:name="T12" style:family="text">
      <style:text-properties officeooo:rsid="002788f2"/>
    </style:style>
    <style:style style:name="T13" style:family="text">
      <style:text-properties officeooo:rsid="0027bd6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text:span text:style-name="T7">editor</text:span>,</text:p>
      <text:p text:style-name="P2"/>
      <text:p text:style-name="P9">We are pleased to present an <text:span text:style-name="T10">original</text:span> research work entitled “<text:span text:style-name="T9">VSD-MOEA: A Dominance-Based Multi-Objective Evolutionary Algorithm with Explicit Variable Space Diversity Management</text:span>” by <text:span text:style-name="T2">Joel Chacón Castillo, Carlos Segura </text:span><text:span text:style-name="T9">and Carlos A. Coello Coello</text:span><text:span text:style-name="T1">. In this work we propose </text:span><text:span text:style-name="T2">an </text:span><text:span text:style-name="T4">innovative </text:span><text:span text:style-name="T2">technique </text:span><text:span text:style-name="T3">in the field of </text:span><text:span text:style-name="T9">multi-objective optimization</text:span><text:span text:style-name="T3">. </text:span><text:span text:style-name="T9">The novelty of VSD-MOEA dwell in the replacement phase that incorporates the use of variable space diversity and a novel objective density estimator.</text:span><text:span text:style-name="T3"> </text:span><text:span text:style-name="T9">The former</text:span><text:span text:style-name="T7"> is a novel</text:span><text:span text:style-name="T4"> strategy to deal with premature convergence, </text:span><text:span text:style-name="T7">which is</text:span><text:span text:style-name="T4"> known </text:span><text:span text:style-name="T7">to be</text:span><text:span text:style-name="T4"> one of the </text:span><text:span text:style-name="T8">main</text:span><text:span text:style-name="T4"> weakness</text:span><text:span text:style-name="T8">es</text:span><text:span text:style-name="T4"> in the Evolutionary Algorithms </text:span><text:span text:style-name="T6">(</text:span><text:span text:style-name="T5">EAs)</text:span><text:span text:style-name="T4">. In this work, </text:span><text:span text:style-name="T7">this technique </text:span><text:span text:style-name="T9">is incorporated to a based-dominance Multi-Objective Evolutionary Algorithm (MOEA).</text:span></text:p>
      <text:p text:style-name="P6"/>
      <text:p text:style-name="P10"><text:span text:style-name="T10">Experimental validation is carried out with some of the most popular and widely used bechmarks in the multi-objective field. These problems are the WFG, DTLZ, and UF</text:span>. <text:span text:style-name="T11">In additon, the well-known MOEAs NSGA-II, MOEA/D and R2-EMOA classified as based dominance, based decomposition and based indicators were taken into account. To fully</text:span></text:p>
      <text:p text:style-name="P10"/>
      <text:p text:style-name="P10"><text:span text:style-name="T11">This validation</text:span> <text:span text:style-name="T13">and additional experiments as <text:s/>shows the important benefits of our proposal.</text:span></text:p>
      <text:p text:style-name="P11"/>
      <text:p text:style-name="P13">In fact, results of the state-of-the-art algorithms are clearly improved in terms of the hyper-volume <text:span text:style-name="T12">and Inverted Generational Distance Plus (IGD+)</text:span>. <text:span text:style-name="T10">Proper statistical tests to ensure the correctness of the conclusions were taken into account. </text:span></text:p>
      <text:p text:style-name="P13"/>
      <text:p text:style-name="P13"/>
      <text:p text:style-name="P13"><text:span text:style-name="T10">The manuscript also provides a full </text:span></text:p>
      <text:p text:style-name="P13"/>
      <text:p text:style-name="P13"><text:span text:style-name="T10">review literatur</text:span></text:p>
      <text:p text:style-name="P12"/>
      <text:p text:style-name="P12"><text:span text:style-name="T10">review of the DE literature with the aim of detecting design trends and with the aim of better showing the novelty of the proposal. Due to the large amount of analyses carried out in this research, the paper consists of 18 pages. </text:span></text:p>
      <text:p text:style-name="P5"/>
      <text:p text:style-name="P7">The proposal is robust and quite innovate in the field. Moreover it fulfills the aims and scope of the journal so we consider it to be a good paper for the Optimization Letters Journal. This manuscript has no been published and is nor under consideration for publication elsewhere.</text:p>
      <text:p text:style-name="P4"/>
      <text:p text:style-name="P3"><text:s/></text:p>
      <text:p text:style-name="P8">Thank you for your considerati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6T09:01:28.036639616</meta:creation-date>
    <dc:date>2019-09-11T18:46:18.878921985</dc:date>
    <meta:editing-duration>PT1H29M44S</meta:editing-duration>
    <meta:editing-cycles>12</meta:editing-cycles>
    <meta:generator>LibreOffice/6.0.4.2$Linux_X86_64 LibreOffice_project/00m0$Build-2</meta:generator>
    <meta:document-statistic meta:table-count="0" meta:image-count="0" meta:object-count="0" meta:page-count="1" meta:paragraph-count="11" meta:word-count="314" meta:character-count="2036" meta:non-whitespace-character-count="1727"/>
  </office:meta>
</office:document-meta>
</file>